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tab-stops>
          <style:tab-stop style:position="0.804cm"/>
          <style:tab-stop style:position="2.011cm"/>
        </style:tab-stops>
      </style:paragraph-properties>
      <style:text-properties officeooo:rsid="001c1a38" officeooo:paragraph-rsid="001c1a38"/>
    </style:style>
    <style:style style:name="T1" style:family="text">
      <style:text-properties officeooo:rsid="001e19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FO wants to use FCS systems so that employs can pay for food and beverages using contactless payment service and top up credit. In order to achieve this, FCS has an interface that enables companies to upload CSV files of their employees that can be added to the system. For a company to able to upload a CSV, FCS provides that company with a token that expires after the CSV file has been uploaded. After a user has been uploaded to the FCS system that user is added to the FCS database. <text:span text:style-name="T1">That user then can purchase and pay for beverages using their BFO employee card. When a user then decide to register which is optional that user follows a URL to the registration page, where the user enters their employee ID and the card ID, a get request is then send to the FCS system to check if that user exists in the database. If the user exists in their database, they are redirected to another page when they enter their first and last name. If BFO wants to update employee credentials they will send a PUT request with the updated credentials of that employee, in a JSON file. The FCS API will then query the database to update the employe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6:33:48.026000000</meta:creation-date>
    <dc:date>2018-09-12T16:57:20.058000000</dc:date>
    <meta:editing-duration>PT2M21S</meta:editing-duration>
    <meta:editing-cycles>1</meta:editing-cycles>
    <meta:document-statistic meta:table-count="0" meta:image-count="0" meta:object-count="0" meta:page-count="1" meta:paragraph-count="1" meta:word-count="213" meta:character-count="1147" meta:non-whitespace-character-count="935"/>
    <meta:generator>LibreOffice/6.1.0.3$Windows_X86_64 LibreOffice_project/efb621ed25068d70781dc026f7e9c5187a4decd1</meta:generator>
  </office:meta>
</office:document-meta>
</file>